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sv" fo:country="SE"/>
    </style:style>
    <style:style style:name="P3" style:family="paragraph" style:parent-style-name="Heading_20_1">
      <style:text-properties fo:language="sv" fo:country="SE"/>
    </style:style>
    <style:style style:name="P4" style:family="paragraph" style:parent-style-name="Heading_20_2">
      <style:text-properties fo:language="sv" fo:country="SE"/>
    </style:style>
    <style:style style:name="P5" style:family="paragraph" style:parent-style-name="Heading_20_3">
      <style:text-properties fo:language="sv" fo:country="SE"/>
    </style:style>
    <style:style style:name="P6" style:family="paragraph" style:parent-style-name="Heading_20_4">
      <style:text-properties fo:language="sv" fo:country="SE"/>
    </style:style>
    <style:style style:name="P7" style:family="paragraph" style:parent-style-name="First_20_paragraph">
      <style:text-properties fo:language="sv" fo:country="SE"/>
    </style:style>
    <style:style style:name="T1" style:family="text">
      <style:text-properties officeooo:rsid="001777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ferensdokument</text:h>
      <text:h text:style-name="P4" text:outline-level="2">av Markus Sköld</text:h>
      <text:p text:style-name="P7">Första paragrafen. Texten flyter på med korrekt radavstånd inom paragrafen, även i förhållande till andra paragrafer.</text:p>
      <text:p text:style-name="P2">Andra paragrafen.</text:p>
      <text:p text:style-name="P2">Tredje paragrafen.</text:p>
      <text:h text:style-name="P6" text:outline-level="4">Ny scen</text:h>
      <text:p text:style-name="P7">Första par<text:span text:style-name="T1">a</text:span>graf. I ny scen.</text:p>
      <text:p text:style-name="P2">Andra paragrafen.</text:p>
      <text:h text:style-name="P5" text:outline-level="3">Nytt kapitel</text:h>
      <text:p text:style-name="P7">Ny paragraf.</text:p>
      <text:p text:style-name="P2">Andra paragra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50%" fo:text-indent="0.3in" style:auto-text-indent="false"/>
      <style:text-properties fo:language="sv" fo:country="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in" fo:margin-bottom="0.0799in" loext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15%" fo:language="sv" fo:country="S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3in" loext:contextual-spacing="false" fo:text-align="center" style:justify-single-word="false" style:page-number="auto"/>
      <style:text-properties style:font-name="Times New Roman2" fo:font-family="'Times New Roman'" style:font-style-name="Bold Italic" style:font-family-generic="roman" style:font-pitch="variable" fo:font-size="14pt" fo:language="sv" fo:country="SE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701in" fo:margin-bottom="0.3201in" loext:contextual-spacing="false" fo:text-align="center" style:justify-single-word="false"/>
      <style:text-properties style:font-name="Times New Roman1" fo:font-family="'Times New Roman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701in" fo:margin-bottom="0.2in" loext:contextual-spacing="false" fo:line-height="150%" fo:text-align="center" style:justify-single-word="false"/>
      <style:text-properties style:font-name="Times New Roman2" fo:font-family="'Times New Roman'" style:font-style-name="Bold Italic" style:font-family-generic="roman" style:font-pitch="variable" fo:font-size="85%" fo:language="sv" fo:country="SE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line-height="150%"/>
      <style:text-properties fo:language="sv" fo:country="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5-07-02T11:39:38.216185000</dc:date>
    <meta:editing-duration>PT6M34S</meta:editing-duration>
    <meta:editing-cycles>1</meta:editing-cycles>
    <meta:document-statistic meta:table-count="0" meta:image-count="0" meta:object-count="0" meta:page-count="1" meta:paragraph-count="12" meta:word-count="40" meta:character-count="275" meta:non-whitespace-character-count="246"/>
    <meta:generator>LibreOffice/4.4.4.3$MacOSX_X86_64 LibreOffice_project/2c39ebcf046445232b798108aa8a7e7d89552ea8</meta:generator>
  </office:meta>
</office:document-meta>
</file>